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.302cm" style:rel-column-width="5445*"/>
    </style:style>
    <style:style style:name="Table1.B" style:family="table-column">
      <style:table-column-properties style:column-width="2.598cm" style:rel-column-width="6147*"/>
    </style:style>
    <style:style style:name="Table1.C" style:family="table-column">
      <style:table-column-properties style:column-width="2.201cm" style:rel-column-width="5208*"/>
    </style:style>
    <style:style style:name="Table1.D" style:family="table-column">
      <style:table-column-properties style:column-width="1.595cm" style:rel-column-width="3772*"/>
    </style:style>
    <style:style style:name="Table1.F" style:family="table-column">
      <style:table-column-properties style:column-width="2.898cm" style:rel-column-width="6856*"/>
    </style:style>
    <style:style style:name="Table1.G" style:family="table-column">
      <style:table-column-properties style:column-width="2.499cm" style:rel-column-width="5913*"/>
    </style:style>
    <style:style style:name="Table1.H" style:family="table-column">
      <style:table-column-properties style:column-width="2.701cm" style:rel-column-width="6389*"/>
    </style:style>
    <style:style style:name="Table1.I" style:family="table-column">
      <style:table-column-properties style:column-width="5.934cm" style:rel-column-width="14038*"/>
    </style:style>
    <style:style style:name="Table1.J" style:family="table-column">
      <style:table-column-properties style:column-width="2.773cm" style:rel-column-width="6559*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2" style:family="table-row">
      <style:table-row-properties style:min-row-height="0.59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893cm"/>
    </style:style>
    <style:style style:name="Table1.5" style:family="table-row">
      <style:table-row-properties style:min-row-height="0.499cm"/>
    </style:style>
    <style:style style:name="P1" style:family="paragraph" style:parent-style-name="Table_20_Contents">
      <style:text-properties fo:font-size="6.84999990463257pt" style:font-name-asian="Heiti TC" style:font-size-asian="6pt" style:font-size-complex="6.84999990463257pt"/>
    </style:style>
    <style:style style:name="P2" style:family="paragraph" style:parent-style-name="Table_20_Contents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3" style:family="paragraph" style:parent-style-name="Table_20_Contents">
      <style:text-properties fo:font-size="6.84999990463257pt" officeooo:paragraph-rsid="000e1dbe" style:font-name-asian="Heiti TC" style:font-size-asian="6pt" style:font-size-complex="6.84999990463257pt"/>
    </style:style>
    <style:style style:name="P4" style:family="paragraph" style:parent-style-name="Table_20_Contents">
      <style:paragraph-properties fo:text-align="center" style:justify-single-word="false"/>
      <style:text-properties fo:font-size="6.84999990463257pt" officeooo:rsid="00101de4" officeooo:paragraph-rsid="00101de4" style:font-name-asian="Heiti TC" style:font-size-asian="6pt" style:font-size-complex="6.84999990463257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0e1db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6.84999990463257pt" style:font-name-asian="Heiti TC" style:font-size-asian="6pt" style:font-size-complex="6.84999990463257pt"/>
    </style:style>
    <style:style style:name="P9" style:family="paragraph" style:parent-style-name="Text_20_body">
      <style:paragraph-properties fo:margin-top="0cm" fo:margin-bottom="0.146cm" loext:contextual-spacing="false" fo:line-height="0.3cm"/>
    </style:style>
    <style:style style:name="T1" style:family="text">
      <style:text-properties fo:font-size="6.84999990463257pt" style:font-name-asian="Heiti TC" style:font-size-asian="6pt" style:font-size-complex="6.84999990463257pt"/>
    </style:style>
    <style:style style:name="T2" style:family="text">
      <style:text-properties fo:font-size="6.84999990463257pt" officeooo:rsid="000e1dbe" style:font-name-asian="Heiti TC" style:font-size-asian="6pt" style:font-size-complex="6.84999990463257pt"/>
    </style:style>
    <style:style style:name="T3" style:family="text">
      <style:text-properties fo:font-size="6.84999990463257pt" officeooo:rsid="000e33e5" style:font-name-asian="Heiti TC" style:font-size-asian="6pt" style:font-size-complex="6.84999990463257pt"/>
    </style:style>
    <style:style style:name="T4" style:family="text">
      <style:text-properties fo:font-size="6.84999990463257pt" officeooo:rsid="0011fafe" style:font-name-asian="Heiti TC" style:font-size-asian="6pt" style:font-size-complex="6.84999990463257pt"/>
    </style:style>
    <style:style style:name="T5" style:family="text">
      <style:text-properties fo:font-size="6.84999990463257pt" officeooo:rsid="001705d0" style:font-name-asian="Heiti TC" style:font-size-asian="6pt" style:font-size-complex="6.84999990463257pt"/>
    </style:style>
    <style:style style:name="T6" style:family="text">
      <style:text-properties fo:font-size="6.84999990463257pt" officeooo:rsid="001977ae" style:font-name-asian="Heiti TC" style:font-size-asian="6pt" style:font-size-complex="6.84999990463257pt"/>
    </style:style>
    <style:style style:name="T7" style:family="text">
      <style:text-properties fo:font-size="6.84999990463257pt" officeooo:rsid="001b4d67" style:font-name-asian="Heiti TC" style:font-size-asian="6pt" style:font-size-complex="6.84999990463257pt"/>
    </style:style>
    <style:style style:name="T8" style:family="text">
      <style:text-properties fo:font-size="6.84999990463257pt" officeooo:rsid="001ca000" style:font-name-asian="Heiti TC" style:font-size-asian="6pt" style:font-size-complex="6.84999990463257pt"/>
    </style:style>
    <style:style style:name="T9" style:family="text">
      <style:text-properties style:font-name="Heiti TC" fo:font-size="6pt" officeooo:rsid="00168989" style:font-name-asian="Heiti TC" style:font-size-asian="6pt" style:font-size-complex="6pt"/>
    </style:style>
    <style:style style:name="T10" style:family="text">
      <style:text-properties style:font-name="Heiti TC" fo:font-size="6pt" officeooo:rsid="001b4d67" style:font-name-asian="Heiti TC" style:font-size-asian="6pt" style:font-size-complex="6pt"/>
    </style:style>
    <style:style style:name="T11" style:family="text">
      <style:text-properties style:font-name="Heiti TC" fo:font-size="6pt" officeooo:rsid="0018f3d7" style:font-name-asian="Heiti TC" style:font-size-asian="5.25pt" style:font-size-complex="6pt"/>
    </style:style>
    <style:style style:name="T12" style:family="text">
      <style:text-properties officeooo:rsid="001977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終端客戶" text:name="py3o.o.end_customer.name"/>
        <text:user-field-decl office:value-type="string" office:string-value="連絡客戶" text:name="py3o.o.contact_user.parent_id.name"/>
        <text:user-field-decl office:value-type="string" office:string-value="連絡人" text:name="py3o.o.contact_user.name"/>
        <text:user-field-decl office:value-type="string" office:string-value="業務員" text:name="py3o.o.contract_id.sales.name"/>
        <text:user-field-decl office:value-type="string" office:string-value="工程師" text:name="py3o.o.ae_id.name"/>
        <text:user-field-decl office:value-type="string" office:string-value="報修單號" text:name="py3o.o.name"/>
        <text:user-field-decl office:value-type="string" office:string-value="廠牌" text:name="py3o.l.contract_line.prod_brand.name"/>
        <text:user-field-decl office:value-type="string" office:string-value="機種/機型" text:name="py3o.l.contract_line.prod_modeltype"/>
        <text:user-field-decl office:value-type="string" office:string-value="機器序號" text:name="py3o.l.contract_line.machine_serial_no"/>
        <text:user-field-decl office:value-type="string" office:string-value="料號" text:name="py3o.p.prod.name"/>
        <text:user-field-decl office:value-type="string" office:string-value="問題描述" text:name="py3o.l.problem_desc"/>
        <text:user-field-decl office:value-type="string" office:string-value="處理狀況描述" text:name="py3o.l.work_log"/>
        <text:user-field-decl office:value-type="string" office:string-value="表單狀態" text:name="py3o.o.memo"/>
        <text:user-field-decl office:value-type="string" office:string-value="SLA等級" text:name="py3o.o.contract_id.sla.name"/>
      </text:user-field-decls>
      <text:p text:style-name="P9"><text:a xlink:type="simple" xlink:href="py3o://for=%22obj%20in%20objects%22" text:style-name="Internet_20_link" text:visited-style-name="Visited_20_Internet_20_Link"><text:span text:style-name="T9">for="obj in objects"</text:span></text:a></text:p>
      <text:p text:style-name="P9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>報修客戶</text:p>
          </table:table-cell>
          <table:table-cell table:style-name="Table1.A1" office:value-type="string">
            <text:p text:style-name="P3"><text:s text:c="5"/>業務/指派工程師/</text:p>
            <text:p text:style-name="P3"><text:s text:c="13"/>維修編號</text:p>
          </table:table-cell>
          <table:table-cell table:style-name="Table1.A1" office:value-type="string">
            <text:p text:style-name="P5"><text:span text:style-name="T1"><text:s text:c="7"/>報修日期</text:span> <text:s text:c="7"/></text:p>
          </table:table-cell>
          <table:table-cell table:style-name="Table1.A1" table:number-columns-spanned="4" office:value-type="string">
            <text:p text:style-name="P8">問題狀況描述 <text:s text:c="4"/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><text:span text:style-name="T1"><text:s text:c="15"/></text:span><text:span text:style-name="T3">處理日期</text:span> <text:s text:c="13"/></text:p>
          </table:table-cell>
          <table:table-cell table:style-name="Table1.A1" office:value-type="string">
            <text:p text:style-name="P4">目前處理狀況描述</text:p>
          </table:table-cell>
          <table:table-cell table:style-name="Table1.J1" office:value-type="string">
            <text:p text:style-name="P2">表單狀態</text:p>
          </table:table-cell>
        </table:table-row>
        <table:table-row table:style-name="Table1.2">
          <table:table-cell table:style-name="Table1.A2" table:number-columns-spanned="3" office:value-type="string">
            <text:p text:style-name="Table_20_Contents"><text:span text:style-name="T1"><text:s/></text:span><text:a xlink:type="simple" xlink:href="py3o://for=%22l%20in%20o.repair_lines%22" text:style-name="Internet_20_link" text:visited-style-name="Visited_20_Internet_20_Link"><text:span text:style-name="T5">for="l in o.repair_lines"</text:span></text:a> <text:s text:c="5"/></text:p>
            <text:p text:style-name="P1"><text:s/><text:a xlink:type="simple" xlink:href="py3o://for=%22p%20in%20l.repair_parts%22" text:style-name="Internet_20_link" text:visited-style-name="Visited_20_Internet_20_Link"><text:span text:style-name="T12">for="p in l.repair_parts"</text:span></text:a> </text:p>
          </table:table-cell>
          <table:covered-table-cell/>
          <table:covered-table-cell/>
          <table:table-cell table:style-name="Table1.A2" office:value-type="string">
            <text:p text:style-name="P6"><text:span text:style-name="T1"><text:s/></text:span><text:span text:style-name="T2">廠牌</text:span> <text:s/></text:p>
          </table:table-cell>
          <table:table-cell table:style-name="Table1.A2" office:value-type="string">
            <text:p text:style-name="Table_20_Contents"><text:span text:style-name="T1"><text:s text:c="11"/>機種/機型 </text:span><text:s text:c="13"/></text:p>
          </table:table-cell>
          <table:table-cell table:style-name="Table1.A2" office:value-type="string">
            <text:p text:style-name="P2"><text:s text:c="58"/>機器序號 <text:s text:c="3"/></text:p>
          </table:table-cell>
          <table:table-cell table:style-name="Table1.A2" office:value-type="string">
            <text:p text:style-name="Table_20_Contents"><text:span text:style-name="T1"><text:s text:c="18"/></text:span><text:span text:style-name="T3">料號</text:span> <text:s text:c="8"/></text:p>
          </table:table-cell>
          <table:table-cell table:style-name="Table1.H2" table:number-columns-spanned="3" office:value-type="string">
            <text:p text:style-name="Table_20_Contents"><text:s text:c="11"/></text:p>
          </table:table-cell>
          <table:covered-table-cell/>
          <table:covered-table-cell/>
        </table:table-row>
        <table:table-row table:style-name="TableLine105553175063552">
          <table:table-cell table:style-name="Table1.A2" table:number-rows-spanned="2" office:value-type="string">
            <text:p text:style-name="P1"><text:user-field-get text:name="py3o.o.end_customer.name">終端客戶</text:user-field-get></text:p>
            <text:p text:style-name="P1"><text:s text:c="21"/></text:p>
            <text:p text:style-name="P1"><text:user-field-get text:name="py3o.o.contact_user.parent_id.name">連絡客戶</text:user-field-get></text:p>
            <text:p text:style-name="P1"/>
            <text:p text:style-name="P1"><text:user-field-get text:name="py3o.o.contact_user.name">連絡人</text:user-field-get></text:p>
            <text:p text:style-name="P1"/>
          </table:table-cell>
          <table:table-cell table:style-name="Table1.A2" table:number-rows-spanned="2" office:value-type="string">
            <text:p text:style-name="P1"><text:user-field-get text:name="py3o.o.contract_id.sales.name">業務員</text:user-field-get></text:p>
            <text:p text:style-name="P1"/>
            <text:p text:style-name="P1"><text:user-field-get text:name="py3o.o.ae_id.name">工程師</text:user-field-get></text:p>
            <text:p text:style-name="P1"/>
            <text:p text:style-name="P1"><text:user-field-get text:name="py3o.o.name">報修單號</text:user-field-get></text:p>
          </table:table-cell>
          <table:table-cell table:style-name="Table1.A2" table:number-rows-spanned="2" office:value-type="string">
            <text:p text:style-name="Table_20_Contents"><text:a xlink:type="simple" xlink:href="py3o://function=o_format_date(o.repair_datetime,lang_code=lang)%22" text:style-name="Internet_20_link" text:visited-style-name="Visited_20_Internet_20_Link"><text:span text:style-name="T8">function=o_format_date(o.repair_datetime,lang_code=lang)"</text:span></text:a><text:span text:style-name="T1"> <text:s text:c="3"/></text:span><text:s text:c="3"/></text:p>
          </table:table-cell>
          <table:table-cell table:style-name="Table1.A2" office:value-type="string">
            <text:p text:style-name="P1"><text:user-field-get text:name="py3o.l.contract_line.prod_brand.name">廠牌</text:user-field-get></text:p>
          </table:table-cell>
          <table:table-cell table:style-name="Table1.A2" office:value-type="string">
            <text:p text:style-name="P1"><text:user-field-get text:name="py3o.l.contract_line.prod_modeltype">機種/機型</text:user-field-get></text:p>
          </table:table-cell>
          <table:table-cell table:style-name="Table1.A2" office:value-type="string">
            <text:p text:style-name="P1"><text:user-field-get text:name="py3o.l.contract_line.machine_serial_no">機器序號</text:user-field-get></text:p>
          </table:table-cell>
          <table:table-cell table:style-name="Table1.A2" office:value-type="string">
            <text:p text:style-name="P7"><text:span text:style-name="T11"><text:user-field-get text:name="py3o.p.prod.name">料號</text:user-field-get></text:span><text:span text:style-name="T11"><text:s text:c="39"/></text:span></text:p>
          </table:table-cell>
          <table:table-cell table:style-name="Table1.A2" table:number-rows-spanned="2" office:value-type="string">
            <text:p text:style-name="Table_20_Contents"><text:span text:style-name="T1"><text:s/></text:span><text:a xlink:type="simple" xlink:href="py3o://function=%22o_format_date(l.work_date,lang_code=lang)%22" text:style-name="Internet_20_link" text:visited-style-name="Visited_20_Internet_20_Link"><text:span text:style-name="T8">function="o_format_date(l.work_date,lang_code=lang)"</text:span></text:a></text:p>
            <text:p text:style-name="P7"><text:s text:c="11"/></text:p>
          </table:table-cell>
          <table:table-cell table:style-name="Table1.A2" table:number-rows-spanned="2" office:value-type="string">
            <text:p text:style-name="Table_20_Contents"><text:span text:style-name="T1"><text:user-field-get text:name="py3o.l.work_log">處理狀況描述</text:user-field-get></text:span><text:span text:style-name="T1"><text:s/></text:span><text:s text:c="4"/></text:p>
          </table:table-cell>
          <table:table-cell table:style-name="Table1.H2" table:number-rows-spanned="2" office:value-type="string">
            <text:p text:style-name="P1"><text:user-field-get text:name="py3o.o.memo">表單狀態</text:user-field-get></text:p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A2" table:number-columns-spanned="4" office:value-type="string">
            <text:p text:style-name="Table_20_Contents"><text:span text:style-name="T1"><text:user-field-get text:name="py3o.l.problem_desc">問題描述</text:user-field-get></text:span><text:span text:style-name="T1"><text:s/></text:span>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H2" table:number-columns-spanned="10" office:value-type="string">
            <text:p text:style-name="P7"><text:span text:style-name="T1"><text:s/></text:span><text:span text:style-name="T4">SLA：</text:span><text:span text:style-name="T4"><text:user-field-get text:name="py3o.o.contract_id.sla.name">SLA等級</text:user-field-get></text:span> <text:s text:c="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067648">
          <table:table-cell table:style-name="Table1.H2" table:number-columns-spanned="10" office:value-type="string">
            <text:p text:style-name="P1"><text:s/><text:a xlink:type="simple" xlink:href="py3o:///for" text:style-name="Internet_20_link" text:visited-style-name="Visited_20_Internet_20_Link"><text:span text:style-name="T12">/for</text:span></text:a> <text:s/></text:p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7">/with</text:span></text:a></text:p>
      <text:p text:style-name="Standard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9:33:34.799423199</meta:creation-date>
    <dc:date>2021-06-26T23:12:49.418493404</dc:date>
    <meta:editing-duration>PT3H1M11S</meta:editing-duration>
    <meta:editing-cycles>15</meta:editing-cycles>
    <meta:generator>LibreOffice/6.4.7.2$MacOSX_X86_64 LibreOffice_project/639b8ac485750d5696d7590a72ef1b496725cfb5</meta:generator>
    <meta:document-statistic meta:table-count="1" meta:image-count="0" meta:object-count="0" meta:page-count="1" meta:paragraph-count="39" meta:word-count="125" meta:character-count="665" meta:non-whitespace-character-count="339"/>
  </office:meta>
</office:document-meta>
</file>